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/>
    </style:style>
    <style:style style:name="P6" style:parent-style-name="Standard" style:family="paragraph">
      <style:text-properties fo:font-style="italic" style:font-style-asian="italic" style:font-style-complex="italic"/>
    </style:style>
    <style:style style:name="P7" style:parent-style-name="Standard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style:font-style-complex="italic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Business software systems</text:p>
      <text:p text:style-name="Standard">Assignment 0 – Help documentation</text:p>
      <text:p text:style-name="Standard"/>
      <text:p text:style-name="P2">1. Processing loops</text:p>
      <text:p text:style-name="Standard">There are two logic kinds of loops and two database related<text:s/>kinds of loops in ABAP.</text:p>
      <text:p text:style-name="Standard"><text:s/></text:p>
      <text:p text:style-name="Standard">a)<text:s/><text:span text:style-name="T3">Unconditional loops with the DO statement</text:span></text:p>
      <text:p text:style-name="Standard">- These loops do not require a condition, but it can just execute the provided statements a given number of times, without conditions.</text:p>
      <text:p text:style-name="Standard">-<text:s/><text:span text:style-name="T4">syntax:<text:s/></text:span>DO [n TIMES] [statement_block]ENDDO</text:p>
      <text:p text:style-name="Standard">-<text:s/><text:span text:style-name="T5">options:<text:s/></text:span>TIMES – restricts the loop to be executed to n times. Otherwise executes until EXIT or STOP is reached</text:p>
      <text:p text:style-name="P6"/>
      <text:p text:style-name="P7">b)<text:s/>Conditional loops</text:p>
      <text:p text:style-name="Standard"><text:span text:style-name="T8">- <text:s/></text:span>These loops will repeat execution of the provided statements as long as a certain given condition is true.</text:p>
      <text:p text:style-name="Standard">-<text:s/><text:span text:style-name="T9">syntax:<text:s/></text:span>WHILE condition [statement_block]ENDWHILE</text:p>
      <text:p text:style-name="Standard"/>
      <text:p text:style-name="Standard">c) Loops through data sets from internal tables using the LOOP statements</text:p>
      <text:p text:style-name="Standard">- These loops will iterate over each row of the data set, and for each, they will execute the given statements.</text:p>
      <text:p text:style-name="Standard">-<text:s/><text:span text:style-name="T10">syntax:<text:s/></text:span>LOOP AT itab result [cond]… [AT … ENDAT]...ENDLOOP</text:p>
      <text:p text:style-name="Standard"/>
      <text:p text:style-name="Standard">d) Loops through data sets from database tables using the SELECT statement</text:p>
      <text:p text:style-name="Standard">- These<text:s/>loops use the<text:s/><text:span text:style-name="T11">SELECT<text:s/></text:span>statement to read data from database tables. The results are put into data rows which can then be looped over and processed.</text:p>
      <text:p text:style-name="Standard">-<text:s/><text:span text:style-name="T12">syntax:<text:s/></text:span><text:span text:style-name="T13">SELECT query INTO target ENDSELECT</text:span></text:p>
      <text:p text:style-name="Standard"/>
      <text:p text:style-name="Standard">2.<text:s/><text:span text:style-name="T14">Logical databases</text:span></text:p>
      <text:p text:style-name="Standard"/>
      <text:p text:style-name="Standard"/>
      <text:p text:style-name="Standard">3.<text:s/><text:span text:style-name="T15">SAP</text:span><text:span text:style-name="T16"><text:s/>Quer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OSTOLOVSKI Dragan</dc:creator>
    <meta:creation-date>2018-11-04T00:32:00Z</meta:creation-date>
    <dc:date>2018-11-05T07:39:00Z</dc:date>
    <meta:template xlink:href="Normal.dotm" xlink:type="simple"/>
    <meta:editing-cycles>4</meta:editing-cycles>
    <meta:editing-duration>PT2940S</meta:editing-duration>
    <meta:document-statistic meta:page-count="1" meta:paragraph-count="2" meta:word-count="186" meta:character-count="1249" meta:row-count="8" meta:non-whitespace-character-count="1065"/>
  </office:meta>
</office:document-meta>
</file>